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x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Mer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Jumeaux</text:p>
          </table:table-cell>
          <table:table-cell office:value-type="string" calcext:value-type="string">
            <text:p>Cheptel Actuel</text:p>
          </table:table-cell>
          <table:table-cell office:value-type="string" calcext:value-type="string">
            <text:p>Numero Race</text:p>
          </table:table-cell>
        </table:table-row>
        <table:table-row table:style-name="ro1">
          <table:table-cell office:value-type="string" calcext:value-type="string">
            <text:p>FR0339057942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9/2016</text:p>
          </table:table-cell>
          <table:table-cell office:value-type="float" office:value="1441899152" calcext:value-type="float">
            <text:p>1441899152</text:p>
          </table:table-cell>
          <table:table-cell office:value-type="float" office:value="312125140" calcext:value-type="float">
            <text:p>3121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0339057943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9/2016</text:p>
          </table:table-cell>
          <table:table-cell office:value-type="float" office:value="1441899152" calcext:value-type="float">
            <text:p>1441899152</text:p>
          </table:table-cell>
          <table:table-cell office:value-type="float" office:value="312125140" calcext:value-type="float">
            <text:p>3121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R0339057944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9/2016</text:p>
          </table:table-cell>
          <table:table-cell office:value-type="float" office:value="1441899152" calcext:value-type="float">
            <text:p>1441899152</text:p>
          </table:table-cell>
          <table:table-cell office:value-type="float" office:value="312125140" calcext:value-type="float">
            <text:p>3121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R0339057945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9/2016</text:p>
          </table:table-cell>
          <table:table-cell office:value-type="float" office:value="1441899152" calcext:value-type="float">
            <text:p>1441899152</text:p>
          </table:table-cell>
          <table:table-cell office:value-type="float" office:value="312125140" calcext:value-type="float">
            <text:p>3121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alse</text:p>
          </table:table-cell>
          <table:table-cell office:value-type="float" office:value="78355888" calcext:value-type="float">
            <text:p>78355888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1:11:17.133164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6:13:06.331995898</meta:creation-date>
    <dc:date>2017-05-12T11:11:23.077636355</dc:date>
    <meta:editing-duration>PT6H39M48S</meta:editing-duration>
    <meta:editing-cycles>14</meta:editing-cycles>
    <meta:generator>LibreOffice/5.1.6.2$Linux_X86_64 LibreOffice_project/10m0$Build-2</meta:generator>
    <meta:document-statistic meta:table-count="1" meta:cell-count="50" meta:object-count="0"/>
  </office:meta>
</office:document-meta>
</file>